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 style:data-style-name="N124">
      <style:text-properties fo:font-weight="bold" style:font-weight-asian="bold" style:font-weight-complex="bold"/>
    </style:style>
    <style:style style:name="ce7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  <table:table-cell table:style-name="ce1" office:value-type="string" calcext:value-type="string">
            <text:p>Thrust azimuth angle is constant = </text:p>
          </table:table-cell>
          <table:table-cell table:number-columns-repeated="2"/>
          <table:table-cell table:style-name="ce6" office:value-type="float" office:value="-0.299" calcext:value-type="float">
            <text:p>-0.2990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0001" calcext:value-type="float">
            <text:p>0.000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7" office:value-type="float" office:value="-0.184" calcext:value-type="float">
            <text:p>-0.184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End Time = </text:p>
          </table:table-cell>
          <table:table-cell table:style-name="ce1" office:value-type="float" office:value="1796" calcext:value-type="float">
            <text:p>1796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nd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0.2 sec'.C4]" office:value-type="string" office:string-value="Altitude = 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0.2 sec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0.2 sec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0" calcext:value-type="float">
            <text:p>0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0001" calcext:value-type="float">
            <text:p>0.00001</text:p>
          </table:table-cell>
          <table:table-cell table:style-name="ce1"/>
          <table:table-cell table:style-name="ce1" table:formula="of:=['After 0.2 sec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0.2 sec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 table:style-name="ce1"/>
          <table:table-cell table:style-name="ce1" table:formula="of:=['After 0.2 sec'.C6]" office:value-type="string" office:string-value="End Time = " calcext:value-type="string">
            <text:p>End Time = </text:p>
          </table:table-cell>
          <table:table-cell table:style-name="ce1" table:formula="of:=['After 0.2 sec'.D6]" office:value-type="float" office:value="1796" calcext:value-type="float">
            <text:p>1796</text:p>
          </table:table-cell>
          <table:table-cell table:style-name="ce1" table:formula="of:=['After 0.2 sec'.E6]" office:value-type="string" office:string-value="sec" calcext:value-type="string">
            <text:p>sec</text:p>
          </table:table-cell>
          <table:table-cell table:style-name="ce1"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11543068265" calcext:value-type="float">
            <text:p>-2585.1154306827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11543068265" calcext:value-type="float">
            <text:p>-2585.11543068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523736" calcext:value-type="float">
            <text:p>-2585.1154523736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1154523736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3.239144391726" calcext:value-type="float">
            <text:p>693.2391443917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3.239144391726" calcext:value-type="float">
            <text:p>693.239144391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481877204" calcext:value-type="float">
            <text:p>693.239481877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3.239481877204" calcext:value-type="float">
            <text:p>-6.9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4279652126" calcext:value-type="float">
            <text:p>2677.7427965213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4279652126" calcext:value-type="float">
            <text:p>2677.74279652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90402979" calcext:value-type="float">
            <text:p>2677.742904029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4290402979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3781336347646" calcext:value-type="float">
            <text:p>-0.8637813363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781336347646" calcext:value-type="float">
            <text:p>-0.863781336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481060928" calcext:value-type="float">
            <text:p>-0.8637814811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781481060928" calcext:value-type="float">
            <text:p>8.6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149303079766" calcext:value-type="float">
            <text:p>-3.0914930308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49303079766" calcext:value-type="float">
            <text:p>-3.09149303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284432169" calcext:value-type="float">
            <text:p>-3.0914928443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49284432169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76040008894551" calcext:value-type="float">
            <text:p>0.0276040009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6040008894551" calcext:value-type="float">
            <text:p>0.0276040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1894752311" calcext:value-type="float">
            <text:p>0.027604189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6041894752311" calcext:value-type="float">
            <text:p>-2.76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67" calcext:value-type="float">
            <text:p>65.3288926392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67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6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66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9" calcext:value-type="float">
            <text:p>0.09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068265" calcext:value-type="float">
            <text:p>-2585.1154306827</text:p>
          </table:table-cell>
          <table:table-cell/>
          <table:table-cell table:style-name="ce3" office:value-type="float" office:value="-2585.1154523736" calcext:value-type="float">
            <text:p>-2585.1154523736</text:p>
          </table:table-cell>
          <table:table-cell/>
          <table:table-cell table:style-name="ce3" office:value-type="float" office:value="0.999999991609291" calcext:value-type="float">
            <text:p>0.9999999916</text:p>
          </table:table-cell>
          <table:table-cell table:style-name="ce3" office:value-type="float" office:value="0.0000216909511436825" calcext:value-type="float">
            <text:p>0.00002169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391726" calcext:value-type="float">
            <text:p>693.2391443917</text:p>
          </table:table-cell>
          <table:table-cell/>
          <table:table-cell table:style-name="ce3" office:value-type="float" office:value="693.239481877204" calcext:value-type="float">
            <text:p>693.2394818772</text:p>
          </table:table-cell>
          <table:table-cell/>
          <table:table-cell table:style-name="ce3" office:value-type="float" office:value="0.999999513176202" calcext:value-type="float">
            <text:p>0.9999995132</text:p>
          </table:table-cell>
          <table:table-cell table:style-name="ce3" office:value-type="float" office:value="-0.000337485477530208" calcext:value-type="float">
            <text:p>-0.000337485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652126" calcext:value-type="float">
            <text:p>2677.7427965213</text:p>
          </table:table-cell>
          <table:table-cell/>
          <table:table-cell table:style-name="ce3" office:value-type="float" office:value="2677.74290402979" calcext:value-type="float">
            <text:p>2677.7429040298</text:p>
          </table:table-cell>
          <table:table-cell/>
          <table:table-cell table:style-name="ce3" office:value-type="float" office:value="0.999999959851064" calcext:value-type="float">
            <text:p>0.9999999599</text:p>
          </table:table-cell>
          <table:table-cell table:style-name="ce3" office:value-type="float" office:value="-0.000107508528344624" calcext:value-type="float">
            <text:p>-0.000107508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347646" calcext:value-type="float">
            <text:p>-0.8637813363</text:p>
          </table:table-cell>
          <table:table-cell/>
          <table:table-cell table:style-name="ce3" office:value-type="float" office:value="-0.863781481060928" calcext:value-type="float">
            <text:p>-0.8637814811</text:p>
          </table:table-cell>
          <table:table-cell/>
          <table:table-cell table:style-name="ce3" office:value-type="float" office:value="0.999999832465403" calcext:value-type="float">
            <text:p>0.9999998325</text:p>
          </table:table-cell>
          <table:table-cell table:style-name="ce3" office:value-type="float" office:value="0.000000144713282357323" calcext:value-type="float">
            <text:p>1.44713282357323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79766" calcext:value-type="float">
            <text:p>-3.0914930308</text:p>
          </table:table-cell>
          <table:table-cell/>
          <table:table-cell table:style-name="ce3" office:value-type="float" office:value="-3.09149284432169" calcext:value-type="float">
            <text:p>-3.0914928443</text:p>
          </table:table-cell>
          <table:table-cell/>
          <table:table-cell table:style-name="ce3" office:value-type="float" office:value="1.00000006031907" calcext:value-type="float">
            <text:p>1.0000000603</text:p>
          </table:table-cell>
          <table:table-cell table:style-name="ce3" office:value-type="float" office:value="-0.000000186475968000366" calcext:value-type="float">
            <text:p>-1.86475968000366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08894551" calcext:value-type="float">
            <text:p>0.0276040009</text:p>
          </table:table-cell>
          <table:table-cell/>
          <table:table-cell table:style-name="ce3" office:value-type="float" office:value="0.0276041894752311" calcext:value-type="float">
            <text:p>0.0276041895</text:p>
          </table:table-cell>
          <table:table-cell/>
          <table:table-cell table:style-name="ce3" office:value-type="float" office:value="0.999993168219042" calcext:value-type="float">
            <text:p>0.9999931682</text:p>
          </table:table-cell>
          <table:table-cell table:style-name="ce3" office:value-type="float" office:value="-0.000000188585776016159" calcext:value-type="float">
            <text:p>-1.88585776016159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 office:value-type="float" office:value="65.3288926391766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068265" calcext:value-type="float">
            <text:p>-2585.11543068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523736" calcext:value-type="float">
            <text:p>-2585.1154523736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1154523736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391726" calcext:value-type="float">
            <text:p>693.23914439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481877204" calcext:value-type="float">
            <text:p>693.239481877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3.239481877204" calcext:value-type="float">
            <text:p>-6.9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652126" calcext:value-type="float">
            <text:p>2677.74279652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90402979" calcext:value-type="float">
            <text:p>2677.7429040298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4290402979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347646" calcext:value-type="float">
            <text:p>-0.86378133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481060928" calcext:value-type="float">
            <text:p>-0.8637814811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781481060928" calcext:value-type="float">
            <text:p>8.64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79766" calcext:value-type="float">
            <text:p>-3.091493030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284432169" calcext:value-type="float">
            <text:p>-3.0914928443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49284432169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08894551" calcext:value-type="float">
            <text:p>0.027604000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1894752311" calcext:value-type="float">
            <text:p>0.0276041895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6041894752311" calcext:value-type="float">
            <text:p>-2.76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6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66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068265" calcext:value-type="float">
            <text:p>-2585.11543068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391726" calcext:value-type="float">
            <text:p>693.23914439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652126" calcext:value-type="float">
            <text:p>2677.74279652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347646" calcext:value-type="float">
            <text:p>-0.86378133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79766" calcext:value-type="float">
            <text:p>-3.091493030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08894551" calcext:value-type="float">
            <text:p>0.027604000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523736" calcext:value-type="float">
            <text:p>-2585.1154523736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1154523736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481877204" calcext:value-type="float">
            <text:p>693.239481877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3.239481877204" calcext:value-type="float">
            <text:p>-6.9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90402979" calcext:value-type="float">
            <text:p>2677.742904029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4290402979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481060928" calcext:value-type="float">
            <text:p>-0.8637814811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781481060928" calcext:value-type="float">
            <text:p>8.6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284432169" calcext:value-type="float">
            <text:p>-3.0914928443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49284432169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1894752311" calcext:value-type="float">
            <text:p>0.027604189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6041894752311" calcext:value-type="float">
            <text:p>-2.76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6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66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8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8'.C4]" office:value-type="string" office:string-value="Altitude = " calcext:value-type="string">
            <text:p>Altitude = </text:p>
          </table:table-cell>
          <table:table-cell table:style-name="ce1" table:formula="of:=['End tol. 1e-8'.D4]" office:value-type="string" office:string-value="-0.6 km MOLA" calcext:value-type="string">
            <text:p>-0.6 km MOLA</text:p>
          </table:table-cell>
          <table:table-cell table:style-name="ce1" table:formula="of:=['End tol. 1e-8'.E4]" office:value-type="string" office:string-value="TSI Order = " calcext:value-type="string">
            <text:p>TSI Order = </text:p>
          </table:table-cell>
          <table:table-cell table:style-name="ce1" table:formula="of:=['End tol. 1e-8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8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8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8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8'.C5]" office:value-type="string" office:string-value="Latitude = " calcext:value-type="string">
            <text:p>Latitude = </text:p>
          </table:table-cell>
          <table:table-cell table:style-name="ce1" table:formula="of:=['End tol. 1e-8'.D5]" office:value-type="float" office:value="0" calcext:value-type="float">
            <text:p>0</text:p>
          </table:table-cell>
          <table:table-cell table:style-name="ce1" table:formula="of:=['End tol. 1e-8'.E5]" office:value-type="string" office:string-value="Longitude = " calcext:value-type="string">
            <text:p>Longitude = </text:p>
          </table:table-cell>
          <table:table-cell table:style-name="ce1" table:formula="of:=['End tol. 1e-8'.F5]" office:value-type="float" office:value="74.5" calcext:value-type="float">
            <text:p>74.5</text:p>
          </table:table-cell>
          <table:table-cell table:style-name="ce1" table:formula="of:=['End tol. 1e-8'.G5]" office:value-type="string" office:string-value="FPA = " calcext:value-type="string">
            <text:p>FPA = </text:p>
          </table:table-cell>
          <table:table-cell table:style-name="ce1" table:formula="of:=['End tol. 1e-8'.H5]" office:value-type="float" office:value="89" calcext:value-type="float">
            <text:p>89</text:p>
          </table:table-cell>
          <table:table-cell table:style-name="ce1" table:formula="of:=['End tol. 1e-8'.I5]" office:value-type="string" office:string-value="Azimuth = " calcext:value-type="string">
            <text:p>Azimuth = </text:p>
          </table:table-cell>
          <table:table-cell table:style-name="ce1" table:formula="of:=['End tol. 1e-8'.J5]" office:value-type="float" office:value="90" calcext:value-type="float">
            <text:p>90</text:p>
          </table:table-cell>
          <table:table-cell table:style-name="ce1" table:formula="of:=['End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8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8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8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8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8'.C6]" office:value-type="string" office:string-value="End Time = " calcext:value-type="string">
            <text:p>End Time = </text:p>
          </table:table-cell>
          <table:table-cell table:style-name="ce1" table:formula="of:=['End tol. 1e-8'.D6]" office:value-type="float" office:value="1796" calcext:value-type="float">
            <text:p>1796</text:p>
          </table:table-cell>
          <table:table-cell table:style-name="ce1" table:formula="of:=['End tol. 1e-8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8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11543126021" calcext:value-type="float">
            <text:p>-2585.1154312602</text:p>
          </table:table-cell>
          <table:table-cell/>
          <table:table-cell table:style-name="ce4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11543126021" calcext:value-type="float">
            <text:p>-2585.115431260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67076" calcext:value-type="float">
            <text:p>-2585.1154316708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11543167076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3.239144763382" calcext:value-type="float">
            <text:p>693.2391447634</text:p>
          </table:table-cell>
          <table:table-cell/>
          <table:table-cell table:style-name="ce4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3.239144763382" calcext:value-type="float">
            <text:p>693.239144763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59452355" calcext:value-type="float">
            <text:p>693.239159452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3.239159452355" calcext:value-type="float">
            <text:p>-6.9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4279718155" calcext:value-type="float">
            <text:p>2677.7427971816</text:p>
          </table:table-cell>
          <table:table-cell/>
          <table:table-cell table:style-name="ce4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4279718155" calcext:value-type="float">
            <text:p>2677.742797181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80126149" calcext:value-type="float">
            <text:p>2677.742801261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4280126149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3781336981525" calcext:value-type="float">
            <text:p>-0.863781337</text:p>
          </table:table-cell>
          <table:table-cell/>
          <table:table-cell table:style-name="ce4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781336981525" calcext:value-type="float">
            <text:p>-0.86378133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43009212" calcext:value-type="float">
            <text:p>-0.86378134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781343009212" calcext:value-type="float">
            <text:p>8.6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149303020674" calcext:value-type="float">
            <text:p>-3.0914930302</text:p>
          </table:table-cell>
          <table:table-cell/>
          <table:table-cell table:style-name="ce4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49303020674" calcext:value-type="float">
            <text:p>-3.091493030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224153" calcext:value-type="float">
            <text:p>-3.0914930224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4930224153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7604001609385" calcext:value-type="float">
            <text:p>0.0276040016</text:p>
          </table:table-cell>
          <table:table-cell/>
          <table:table-cell table:style-name="ce4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604001609385" calcext:value-type="float">
            <text:p>0.0276040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94727137" calcext:value-type="float">
            <text:p>0.027604009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6040094727137" calcext:value-type="float">
            <text:p>-2.76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67" calcext:value-type="float">
            <text:p>65.3288926392</text:p>
          </table:table-cell>
          <table:table-cell/>
          <table:table-cell table:style-name="ce4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67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5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65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6021" calcext:value-type="float">
            <text:p>-2585.1154312602</text:p>
          </table:table-cell>
          <table:table-cell/>
          <table:table-cell table:style-name="ce3" office:value-type="float" office:value="-2585.11543167076" calcext:value-type="float">
            <text:p>-2585.1154316708</text:p>
          </table:table-cell>
          <table:table-cell/>
          <table:table-cell table:style-name="ce3" office:value-type="float" office:value="0.999999999841186" calcext:value-type="float">
            <text:p>0.9999999998</text:p>
          </table:table-cell>
          <table:table-cell table:style-name="ce3" office:value-type="float" office:value="0.000000410552729590563" calcext:value-type="float">
            <text:p>4.10552729590563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63382" calcext:value-type="float">
            <text:p>693.2391447634</text:p>
          </table:table-cell>
          <table:table-cell/>
          <table:table-cell table:style-name="ce3" office:value-type="float" office:value="693.239159452355" calcext:value-type="float">
            <text:p>693.2391594524</text:p>
          </table:table-cell>
          <table:table-cell/>
          <table:table-cell table:style-name="ce3" office:value-type="float" office:value="0.999999978811104" calcext:value-type="float">
            <text:p>0.9999999788</text:p>
          </table:table-cell>
          <table:table-cell table:style-name="ce3" office:value-type="float" office:value="-0.0000146889726693189" calcext:value-type="float">
            <text:p>-0.00001468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155" calcext:value-type="float">
            <text:p>2677.7427971816</text:p>
          </table:table-cell>
          <table:table-cell/>
          <table:table-cell table:style-name="ce3" office:value-type="float" office:value="2677.74280126149" calcext:value-type="float">
            <text:p>2677.7428012615</text:p>
          </table:table-cell>
          <table:table-cell/>
          <table:table-cell table:style-name="ce3" office:value-type="float" office:value="0.99999999847635" calcext:value-type="float">
            <text:p>0.9999999985</text:p>
          </table:table-cell>
          <table:table-cell table:style-name="ce3" office:value-type="float" office:value="-0.00000407994275519741" calcext:value-type="float">
            <text:p>-4.07994275519741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1525" calcext:value-type="float">
            <text:p>-0.863781337</text:p>
          </table:table-cell>
          <table:table-cell/>
          <table:table-cell table:style-name="ce3" office:value-type="float" office:value="-0.863781343009212" calcext:value-type="float">
            <text:p>-0.863781343</text:p>
          </table:table-cell>
          <table:table-cell/>
          <table:table-cell table:style-name="ce3" office:value-type="float" office:value="0.999999993021745" calcext:value-type="float">
            <text:p>0.999999993</text:p>
          </table:table-cell>
          <table:table-cell table:style-name="ce3" office:value-type="float" office:value="0.00000000602768679414112" calcext:value-type="float">
            <text:p>0.000000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674" calcext:value-type="float">
            <text:p>-3.0914930302</text:p>
          </table:table-cell>
          <table:table-cell/>
          <table:table-cell table:style-name="ce3" office:value-type="float" office:value="-3.0914930224153" calcext:value-type="float">
            <text:p>-3.0914930224</text:p>
          </table:table-cell>
          <table:table-cell/>
          <table:table-cell table:style-name="ce3" office:value-type="float" office:value="1.00000000252028" calcext:value-type="float">
            <text:p>1.0000000025</text:p>
          </table:table-cell>
          <table:table-cell table:style-name="ce3" office:value-type="float" office:value="-0.00000000779144038176582" calcext:value-type="float">
            <text:p>-7.79144038176582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09385" calcext:value-type="float">
            <text:p>0.0276040016</text:p>
          </table:table-cell>
          <table:table-cell/>
          <table:table-cell table:style-name="ce3" office:value-type="float" office:value="0.0276040094727137" calcext:value-type="float">
            <text:p>0.0276040095</text:p>
          </table:table-cell>
          <table:table-cell/>
          <table:table-cell table:style-name="ce3" office:value-type="float" office:value="0.999999715138168" calcext:value-type="float">
            <text:p>0.9999997151</text:p>
          </table:table-cell>
          <table:table-cell table:style-name="ce3" office:value-type="float" office:value="-0.0000000078633286965113" calcext:value-type="float">
            <text:p>-7.8633286965113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 office:value-type="float" office:value="65.3288926391765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98951966012828" calcext:value-type="float">
            <text:p>1.9895196601282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6021" calcext:value-type="float">
            <text:p>-2585.11543126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67076" calcext:value-type="float">
            <text:p>-2585.1154316708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11543167076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63382" calcext:value-type="float">
            <text:p>693.2391447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59452355" calcext:value-type="float">
            <text:p>693.239159452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3.239159452355" calcext:value-type="float">
            <text:p>-6.9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155" calcext:value-type="float">
            <text:p>2677.74279718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80126149" calcext:value-type="float">
            <text:p>2677.7428012615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4280126149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1525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43009212" calcext:value-type="float">
            <text:p>-0.86378134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781343009212" calcext:value-type="float">
            <text:p>8.64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674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224153" calcext:value-type="float">
            <text:p>-3.0914930224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4930224153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09385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94727137" calcext:value-type="float">
            <text:p>0.0276040095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6040094727137" calcext:value-type="float">
            <text:p>-2.76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5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65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6021" calcext:value-type="float">
            <text:p>-2585.11543126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63382" calcext:value-type="float">
            <text:p>693.23914476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155" calcext:value-type="float">
            <text:p>2677.74279718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1525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674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09385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67076" calcext:value-type="float">
            <text:p>-2585.1154316708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11543167076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59452355" calcext:value-type="float">
            <text:p>693.239159452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3.239159452355" calcext:value-type="float">
            <text:p>-6.9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80126149" calcext:value-type="float">
            <text:p>2677.7428012615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4280126149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43009212" calcext:value-type="float">
            <text:p>-0.86378134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781343009212" calcext:value-type="float">
            <text:p>8.6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224153" calcext:value-type="float">
            <text:p>-3.091493022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4930224153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94727137" calcext:value-type="float">
            <text:p>0.0276040095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6040094727137" calcext:value-type="float">
            <text:p>-2.76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5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65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0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0'.C4]" office:value-type="string" office:string-value="Altitude = " calcext:value-type="string">
            <text:p>Altitude = </text:p>
          </table:table-cell>
          <table:table-cell table:style-name="ce1" table:formula="of:=['End tol. 1e-10'.D4]" office:value-type="string" office:string-value="-0.6 km MOLA" calcext:value-type="string">
            <text:p>-0.6 km MOLA</text:p>
          </table:table-cell>
          <table:table-cell table:style-name="ce1" table:formula="of:=['End tol. 1e-10'.E4]" office:value-type="string" office:string-value="TSI Order = " calcext:value-type="string">
            <text:p>TSI Order = </text:p>
          </table:table-cell>
          <table:table-cell table:style-name="ce1" table:formula="of:=['End tol. 1e-10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0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0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0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0'.C5]" office:value-type="string" office:string-value="Latitude = " calcext:value-type="string">
            <text:p>Latitude = </text:p>
          </table:table-cell>
          <table:table-cell table:style-name="ce1" table:formula="of:=['End tol. 1e-10'.D5]" office:value-type="float" office:value="0" calcext:value-type="float">
            <text:p>0</text:p>
          </table:table-cell>
          <table:table-cell table:style-name="ce1" table:formula="of:=['End tol. 1e-10'.E5]" office:value-type="string" office:string-value="Longitude = " calcext:value-type="string">
            <text:p>Longitude = </text:p>
          </table:table-cell>
          <table:table-cell table:style-name="ce1" table:formula="of:=['End tol. 1e-10'.F5]" office:value-type="float" office:value="74.5" calcext:value-type="float">
            <text:p>74.5</text:p>
          </table:table-cell>
          <table:table-cell table:style-name="ce1" table:formula="of:=['End tol. 1e-10'.G5]" office:value-type="string" office:string-value="FPA = " calcext:value-type="string">
            <text:p>FPA = </text:p>
          </table:table-cell>
          <table:table-cell table:style-name="ce1" table:formula="of:=['End tol. 1e-10'.H5]" office:value-type="float" office:value="89" calcext:value-type="float">
            <text:p>89</text:p>
          </table:table-cell>
          <table:table-cell table:style-name="ce1" table:formula="of:=['End tol. 1e-10'.I5]" office:value-type="string" office:string-value="Azimuth = " calcext:value-type="string">
            <text:p>Azimuth = </text:p>
          </table:table-cell>
          <table:table-cell table:style-name="ce1" table:formula="of:=['End tol. 1e-10'.J5]" office:value-type="float" office:value="90" calcext:value-type="float">
            <text:p>90</text:p>
          </table:table-cell>
          <table:table-cell table:style-name="ce1" table:formula="of:=['End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0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0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0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0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0'.C6]" office:value-type="string" office:string-value="End Time = " calcext:value-type="string">
            <text:p>End Time = </text:p>
          </table:table-cell>
          <table:table-cell table:style-name="ce1" table:formula="of:=['End tol. 1e-10'.D6]" office:value-type="float" office:value="1796" calcext:value-type="float">
            <text:p>1796</text:p>
          </table:table-cell>
          <table:table-cell table:style-name="ce1" table:formula="of:=['End tol. 1e-10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0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11543124982" calcext:value-type="float">
            <text:p>-2585.1154312498</text:p>
          </table:table-cell>
          <table:table-cell/>
          <table:table-cell table:style-name="ce4" table:formula="of:=['End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11543124982" calcext:value-type="float">
            <text:p>-2585.115431249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31404" calcext:value-type="float">
            <text:p>-2585.115431314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11543131404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3.239144765171" calcext:value-type="float">
            <text:p>693.2391447652</text:p>
          </table:table-cell>
          <table:table-cell/>
          <table:table-cell table:style-name="ce4" table:formula="of:=['End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3.239144765171" calcext:value-type="float">
            <text:p>693.239144765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8049579" calcext:value-type="float">
            <text:p>693.239148049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3.239148049579" calcext:value-type="float">
            <text:p>-6.9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4279717707" calcext:value-type="float">
            <text:p>2677.7427971771</text:p>
          </table:table-cell>
          <table:table-cell/>
          <table:table-cell table:style-name="ce4" table:formula="of:=['End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4279717707" calcext:value-type="float">
            <text:p>2677.74279717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805336" calcext:value-type="float">
            <text:p>2677.742798053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4279805336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3781336977516" calcext:value-type="float">
            <text:p>-0.863781337</text:p>
          </table:table-cell>
          <table:table-cell/>
          <table:table-cell table:style-name="ce4" table:formula="of:=['End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781336977516" calcext:value-type="float">
            <text:p>-0.86378133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8314566" calcext:value-type="float">
            <text:p>-0.863781338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781338314566" calcext:value-type="float">
            <text:p>8.6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149303021229" calcext:value-type="float">
            <text:p>-3.0914930302</text:p>
          </table:table-cell>
          <table:table-cell/>
          <table:table-cell table:style-name="ce4" table:formula="of:=['End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49303021229" calcext:value-type="float">
            <text:p>-3.091493030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2849109" calcext:value-type="float">
            <text:p>-3.0914930285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49302849109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76040016073997" calcext:value-type="float">
            <text:p>0.0276040016</text:p>
          </table:table-cell>
          <table:table-cell/>
          <table:table-cell table:style-name="ce4" table:formula="of:=['End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6040016073997" calcext:value-type="float">
            <text:p>0.0276040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3348863" calcext:value-type="float">
            <text:p>0.027604003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604003348863" calcext:value-type="float">
            <text:p>-2.76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66" calcext:value-type="float">
            <text:p>65.3288926392</text:p>
          </table:table-cell>
          <table:table-cell/>
          <table:table-cell table:style-name="ce4" table:formula="of:=['End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66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7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67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4982" calcext:value-type="float">
            <text:p>-2585.1154312498</text:p>
          </table:table-cell>
          <table:table-cell/>
          <table:table-cell table:style-name="ce3" office:value-type="float" office:value="-2585.11543131404" calcext:value-type="float">
            <text:p>-2585.115431314</text:p>
          </table:table-cell>
          <table:table-cell/>
          <table:table-cell table:style-name="ce3" office:value-type="float" office:value="0.999999999975158" calcext:value-type="float">
            <text:p>1</text:p>
          </table:table-cell>
          <table:table-cell table:style-name="ce3" office:value-type="float" office:value="0.0000000642185113974847" calcext:value-type="float">
            <text:p>6.42185113974847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65171" calcext:value-type="float">
            <text:p>693.2391447652</text:p>
          </table:table-cell>
          <table:table-cell/>
          <table:table-cell table:style-name="ce3" office:value-type="float" office:value="693.239148049579" calcext:value-type="float">
            <text:p>693.2391480496</text:p>
          </table:table-cell>
          <table:table-cell/>
          <table:table-cell table:style-name="ce3" office:value-type="float" office:value="0.99999999526223" calcext:value-type="float">
            <text:p>0.9999999953</text:p>
          </table:table-cell>
          <table:table-cell table:style-name="ce3" office:value-type="float" office:value="-0.00000328440739849611" calcext:value-type="float">
            <text:p>-3.28440739849611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7707" calcext:value-type="float">
            <text:p>2677.7427971771</text:p>
          </table:table-cell>
          <table:table-cell/>
          <table:table-cell table:style-name="ce3" office:value-type="float" office:value="2677.74279805336" calcext:value-type="float">
            <text:p>2677.7427980534</text:p>
          </table:table-cell>
          <table:table-cell/>
          <table:table-cell table:style-name="ce3" office:value-type="float" office:value="0.999999999672752" calcext:value-type="float">
            <text:p>0.9999999997</text:p>
          </table:table-cell>
          <table:table-cell table:style-name="ce3" office:value-type="float" office:value="-0.000000876286321727093" calcext:value-type="float">
            <text:p>-8.76286321727093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77516" calcext:value-type="float">
            <text:p>-0.863781337</text:p>
          </table:table-cell>
          <table:table-cell/>
          <table:table-cell table:style-name="ce3" office:value-type="float" office:value="-0.863781338314566" calcext:value-type="float">
            <text:p>-0.8637813383</text:p>
          </table:table-cell>
          <table:table-cell/>
          <table:table-cell table:style-name="ce3" office:value-type="float" office:value="0.999999998452097" calcext:value-type="float">
            <text:p>0.9999999985</text:p>
          </table:table-cell>
          <table:table-cell table:style-name="ce3" office:value-type="float" office:value="0.00000000133704947113955" calcext:value-type="float">
            <text:p>1.33704947113955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1229" calcext:value-type="float">
            <text:p>-3.0914930302</text:p>
          </table:table-cell>
          <table:table-cell/>
          <table:table-cell table:style-name="ce3" office:value-type="float" office:value="-3.09149302849109" calcext:value-type="float">
            <text:p>-3.0914930285</text:p>
          </table:table-cell>
          <table:table-cell/>
          <table:table-cell table:style-name="ce3" office:value-type="float" office:value="1.00000000055675" calcext:value-type="float">
            <text:p>1.0000000006</text:p>
          </table:table-cell>
          <table:table-cell table:style-name="ce3" office:value-type="float" office:value="-0.00000000172120095953687" calcext:value-type="float">
            <text:p>-1.72120095953687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073997" calcext:value-type="float">
            <text:p>0.0276040016</text:p>
          </table:table-cell>
          <table:table-cell/>
          <table:table-cell table:style-name="ce3" office:value-type="float" office:value="0.027604003348863" calcext:value-type="float">
            <text:p>0.0276040033</text:p>
          </table:table-cell>
          <table:table-cell/>
          <table:table-cell table:style-name="ce3" office:value-type="float" office:value="0.999999936912657" calcext:value-type="float">
            <text:p>0.9999999369</text:p>
          </table:table-cell>
          <table:table-cell table:style-name="ce3" office:value-type="float" office:value="-0.00000000174146323750346" calcext:value-type="float">
            <text:p>-1.74146323750346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6" calcext:value-type="float">
            <text:p>65.3288926392</text:p>
          </table:table-cell>
          <table:table-cell/>
          <table:table-cell table:style-name="ce3" office:value-type="float" office:value="65.3288926391767" calcext:value-type="float">
            <text:p>65.3288926392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13686837721616" calcext:value-type="float">
            <text:p>-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4982" calcext:value-type="float">
            <text:p>-2585.11543124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31404" calcext:value-type="float">
            <text:p>-2585.115431314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11543131404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65171" calcext:value-type="float">
            <text:p>693.23914476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8049579" calcext:value-type="float">
            <text:p>693.239148049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3.239148049579" calcext:value-type="float">
            <text:p>-6.9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7707" calcext:value-type="float">
            <text:p>2677.74279717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805336" calcext:value-type="float">
            <text:p>2677.7427980534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4279805336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77516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8314566" calcext:value-type="float">
            <text:p>-0.863781338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781338314566" calcext:value-type="float">
            <text:p>8.64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1229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2849109" calcext:value-type="float">
            <text:p>-3.0914930285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49302849109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073997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3348863" calcext:value-type="float">
            <text:p>0.027604003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604003348863" calcext:value-type="float">
            <text:p>-2.76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6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7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67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4982" calcext:value-type="float">
            <text:p>-2585.11543124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65171" calcext:value-type="float">
            <text:p>693.23914476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7707" calcext:value-type="float">
            <text:p>2677.742797177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77516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1229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073997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6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31404" calcext:value-type="float">
            <text:p>-2585.115431314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11543131404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8049579" calcext:value-type="float">
            <text:p>693.239148049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3.239148049579" calcext:value-type="float">
            <text:p>-6.9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805336" calcext:value-type="float">
            <text:p>2677.7427980534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4279805336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8314566" calcext:value-type="float">
            <text:p>-0.863781338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781338314566" calcext:value-type="float">
            <text:p>8.6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2849109" calcext:value-type="float">
            <text:p>-3.0914930285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49302849109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3348863" calcext:value-type="float">
            <text:p>0.027604003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604003348863" calcext:value-type="float">
            <text:p>-2.76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7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67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1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1'.C4]" office:value-type="string" office:string-value="Altitude = " calcext:value-type="string">
            <text:p>Altitude = </text:p>
          </table:table-cell>
          <table:table-cell table:style-name="ce1" table:formula="of:=['End tol. 1e-11'.D4]" office:value-type="string" office:string-value="-0.6 km MOLA" calcext:value-type="string">
            <text:p>-0.6 km MOLA</text:p>
          </table:table-cell>
          <table:table-cell table:style-name="ce1" table:formula="of:=['End tol. 1e-11'.E4]" office:value-type="string" office:string-value="TSI Order = " calcext:value-type="string">
            <text:p>TSI Order = </text:p>
          </table:table-cell>
          <table:table-cell table:style-name="ce1" table:formula="of:=['End tol. 1e-11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1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1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1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1'.C5]" office:value-type="string" office:string-value="Latitude = " calcext:value-type="string">
            <text:p>Latitude = </text:p>
          </table:table-cell>
          <table:table-cell table:style-name="ce1" table:formula="of:=['End tol. 1e-11'.D5]" office:value-type="float" office:value="0" calcext:value-type="float">
            <text:p>0</text:p>
          </table:table-cell>
          <table:table-cell table:style-name="ce1" table:formula="of:=['End tol. 1e-11'.E5]" office:value-type="string" office:string-value="Longitude = " calcext:value-type="string">
            <text:p>Longitude = </text:p>
          </table:table-cell>
          <table:table-cell table:style-name="ce1" table:formula="of:=['End tol. 1e-11'.F5]" office:value-type="float" office:value="74.5" calcext:value-type="float">
            <text:p>74.5</text:p>
          </table:table-cell>
          <table:table-cell table:style-name="ce1" table:formula="of:=['End tol. 1e-11'.G5]" office:value-type="string" office:string-value="FPA = " calcext:value-type="string">
            <text:p>FPA = </text:p>
          </table:table-cell>
          <table:table-cell table:style-name="ce1" table:formula="of:=['End tol. 1e-11'.H5]" office:value-type="float" office:value="89" calcext:value-type="float">
            <text:p>89</text:p>
          </table:table-cell>
          <table:table-cell table:style-name="ce1" table:formula="of:=['End tol. 1e-11'.I5]" office:value-type="string" office:string-value="Azimuth = " calcext:value-type="string">
            <text:p>Azimuth = </text:p>
          </table:table-cell>
          <table:table-cell table:style-name="ce1" table:formula="of:=['End tol. 1e-11'.J5]" office:value-type="float" office:value="90" calcext:value-type="float">
            <text:p>90</text:p>
          </table:table-cell>
          <table:table-cell table:style-name="ce1" table:formula="of:=['End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1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1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1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1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1'.C6]" office:value-type="string" office:string-value="End Time = " calcext:value-type="string">
            <text:p>End Time = </text:p>
          </table:table-cell>
          <table:table-cell table:style-name="ce1" table:formula="of:=['End tol. 1e-11'.D6]" office:value-type="float" office:value="1796" calcext:value-type="float">
            <text:p>1796</text:p>
          </table:table-cell>
          <table:table-cell table:style-name="ce1" table:formula="of:=['End tol. 1e-11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1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11543125533" calcext:value-type="float">
            <text:p>-2585.1154312553</text:p>
          </table:table-cell>
          <table:table-cell/>
          <table:table-cell table:style-name="ce4" table:formula="of:=['End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11543125533" calcext:value-type="float">
            <text:p>-2585.115431255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6055" calcext:value-type="float">
            <text:p>-2585.1154312606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11543126055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3.239144770944" calcext:value-type="float">
            <text:p>693.2391447709</text:p>
          </table:table-cell>
          <table:table-cell/>
          <table:table-cell table:style-name="ce4" table:formula="of:=['End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3.239144770944" calcext:value-type="float">
            <text:p>693.23914477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5275229" calcext:value-type="float">
            <text:p>693.239145275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3.239145275229" calcext:value-type="float">
            <text:p>-6.9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4279718474" calcext:value-type="float">
            <text:p>2677.7427971847</text:p>
          </table:table-cell>
          <table:table-cell/>
          <table:table-cell table:style-name="ce4" table:formula="of:=['End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4279718474" calcext:value-type="float">
            <text:p>2677.742797184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31231" calcext:value-type="float">
            <text:p>2677.742797312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4279731231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378133698523" calcext:value-type="float">
            <text:p>-0.863781337</text:p>
          </table:table-cell>
          <table:table-cell/>
          <table:table-cell table:style-name="ce4" table:formula="of:=['End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78133698523" calcext:value-type="float">
            <text:p>-0.86378133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7185644" calcext:value-type="float">
            <text:p>-0.863781337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781337185644" calcext:value-type="float">
            <text:p>8.6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149303020554" calcext:value-type="float">
            <text:p>-3.0914930302</text:p>
          </table:table-cell>
          <table:table-cell/>
          <table:table-cell table:style-name="ce4" table:formula="of:=['End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49303020554" calcext:value-type="float">
            <text:p>-3.091493030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2994498" calcext:value-type="float">
            <text:p>-3.0914930299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49302994498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76040016167544" calcext:value-type="float">
            <text:p>0.0276040016</text:p>
          </table:table-cell>
          <table:table-cell/>
          <table:table-cell table:style-name="ce4" table:formula="of:=['End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6040016167544" calcext:value-type="float">
            <text:p>0.0276040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8784037" calcext:value-type="float">
            <text:p>0.027604001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6040018784037" calcext:value-type="float">
            <text:p>-2.76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67" calcext:value-type="float">
            <text:p>65.3288926392</text:p>
          </table:table-cell>
          <table:table-cell/>
          <table:table-cell table:style-name="ce4" table:formula="of:=['End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67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62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533" calcext:value-type="float">
            <text:p>-2585.1154312553</text:p>
          </table:table-cell>
          <table:table-cell/>
          <table:table-cell table:style-name="ce3" office:value-type="float" office:value="-2585.11543126055" calcext:value-type="float">
            <text:p>-2585.1154312606</text:p>
          </table:table-cell>
          <table:table-cell/>
          <table:table-cell table:style-name="ce3" office:value-type="float" office:value="0.999999999997983" calcext:value-type="float">
            <text:p>1</text:p>
          </table:table-cell>
          <table:table-cell table:style-name="ce3" office:value-type="float" office:value="0.00000000521367837791331" calcext:value-type="float">
            <text:p>5.21367837791331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944" calcext:value-type="float">
            <text:p>693.2391447709</text:p>
          </table:table-cell>
          <table:table-cell/>
          <table:table-cell table:style-name="ce3" office:value-type="float" office:value="693.239145275229" calcext:value-type="float">
            <text:p>693.2391452752</text:p>
          </table:table-cell>
          <table:table-cell/>
          <table:table-cell table:style-name="ce3" office:value-type="float" office:value="0.999999999272567" calcext:value-type="float">
            <text:p>0.9999999993</text:p>
          </table:table-cell>
          <table:table-cell table:style-name="ce3" office:value-type="float" office:value="-0.00000050428479880793" calcext:value-type="float">
            <text:p>-5.0428479880793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74" calcext:value-type="float">
            <text:p>2677.7427971847</text:p>
          </table:table-cell>
          <table:table-cell/>
          <table:table-cell table:style-name="ce3" office:value-type="float" office:value="2677.74279731231" calcext:value-type="float">
            <text:p>2677.7427973123</text:p>
          </table:table-cell>
          <table:table-cell/>
          <table:table-cell table:style-name="ce3" office:value-type="float" office:value="0.999999999952359" calcext:value-type="float">
            <text:p>1</text:p>
          </table:table-cell>
          <table:table-cell table:style-name="ce3" office:value-type="float" office:value="-0.000000127569819596829" calcext:value-type="float">
            <text:p>-1.27569819596829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523" calcext:value-type="float">
            <text:p>-0.863781337</text:p>
          </table:table-cell>
          <table:table-cell/>
          <table:table-cell table:style-name="ce3" office:value-type="float" office:value="-0.863781337185644" calcext:value-type="float">
            <text:p>-0.8637813372</text:p>
          </table:table-cell>
          <table:table-cell/>
          <table:table-cell table:style-name="ce3" office:value-type="float" office:value="0.999999999767981" calcext:value-type="float">
            <text:p>0.9999999998</text:p>
          </table:table-cell>
          <table:table-cell table:style-name="ce3" office:value-type="float" office:value="0.000000000200414018713957" calcext:value-type="float">
            <text:p>2.00414018713957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554" calcext:value-type="float">
            <text:p>-3.0914930302</text:p>
          </table:table-cell>
          <table:table-cell/>
          <table:table-cell table:style-name="ce3" office:value-type="float" office:value="-3.09149302994498" calcext:value-type="float">
            <text:p>-3.0914930299</text:p>
          </table:table-cell>
          <table:table-cell/>
          <table:table-cell table:style-name="ce3" office:value-type="float" office:value="1.00000000008428" calcext:value-type="float">
            <text:p>1.0000000001</text:p>
          </table:table-cell>
          <table:table-cell table:style-name="ce3" office:value-type="float" office:value="-0.00000000026055158031113" calcext:value-type="float">
            <text:p>-2.6055158031113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7544" calcext:value-type="float">
            <text:p>0.0276040016</text:p>
          </table:table-cell>
          <table:table-cell/>
          <table:table-cell table:style-name="ce3" office:value-type="float" office:value="0.0276040018784037" calcext:value-type="float">
            <text:p>0.0276040019</text:p>
          </table:table-cell>
          <table:table-cell/>
          <table:table-cell table:style-name="ce3" office:value-type="float" office:value="0.999999990521325" calcext:value-type="float">
            <text:p>0.9999999905</text:p>
          </table:table-cell>
          <table:table-cell table:style-name="ce3" office:value-type="float" office:value="-0.000000000261649365368433" calcext:value-type="float">
            <text:p>-2.61649365368433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 office:value-type="float" office:value="65.3288926391762" calcext:value-type="float">
            <text:p>65.3288926392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440536496171262" calcext:value-type="float">
            <text:p>4.4053649617126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533" calcext:value-type="float">
            <text:p>-2585.115431255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6055" calcext:value-type="float">
            <text:p>-2585.1154312606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11543126055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944" calcext:value-type="float">
            <text:p>693.239144770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5275229" calcext:value-type="float">
            <text:p>693.239145275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3.239145275229" calcext:value-type="float">
            <text:p>-6.9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74" calcext:value-type="float">
            <text:p>2677.742797184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31231" calcext:value-type="float">
            <text:p>2677.7427973123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4279731231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523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7185644" calcext:value-type="float">
            <text:p>-0.863781337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781337185644" calcext:value-type="float">
            <text:p>8.64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554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2994498" calcext:value-type="float">
            <text:p>-3.0914930299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49302994498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7544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8784037" calcext:value-type="float">
            <text:p>0.0276040019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6040018784037" calcext:value-type="float">
            <text:p>-2.76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6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533" calcext:value-type="float">
            <text:p>-2585.115431255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944" calcext:value-type="float">
            <text:p>693.239144770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74" calcext:value-type="float">
            <text:p>2677.742797184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523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554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7544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6055" calcext:value-type="float">
            <text:p>-2585.1154312606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11543126055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5275229" calcext:value-type="float">
            <text:p>693.239145275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3.239145275229" calcext:value-type="float">
            <text:p>-6.9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31231" calcext:value-type="float">
            <text:p>2677.7427973123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4279731231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7185644" calcext:value-type="float">
            <text:p>-0.863781337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781337185644" calcext:value-type="float">
            <text:p>8.6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2994498" calcext:value-type="float">
            <text:p>-3.0914930299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49302994498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8784037" calcext:value-type="float">
            <text:p>0.0276040019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6040018784037" calcext:value-type="float">
            <text:p>-2.76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6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2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2'.C4]" office:value-type="string" office:string-value="Altitude = " calcext:value-type="string">
            <text:p>Altitude = </text:p>
          </table:table-cell>
          <table:table-cell table:style-name="ce1" table:formula="of:=['End tol. 1e-12'.D4]" office:value-type="string" office:string-value="-0.6 km MOLA" calcext:value-type="string">
            <text:p>-0.6 km MOLA</text:p>
          </table:table-cell>
          <table:table-cell table:style-name="ce1" table:formula="of:=['End tol. 1e-12'.E4]" office:value-type="string" office:string-value="TSI Order = " calcext:value-type="string">
            <text:p>TSI Order = </text:p>
          </table:table-cell>
          <table:table-cell table:style-name="ce1" table:formula="of:=['End tol. 1e-12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2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2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2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2'.C5]" office:value-type="string" office:string-value="Latitude = " calcext:value-type="string">
            <text:p>Latitude = </text:p>
          </table:table-cell>
          <table:table-cell table:style-name="ce1" table:formula="of:=['End tol. 1e-12'.D5]" office:value-type="float" office:value="0" calcext:value-type="float">
            <text:p>0</text:p>
          </table:table-cell>
          <table:table-cell table:style-name="ce1" table:formula="of:=['End tol. 1e-12'.E5]" office:value-type="string" office:string-value="Longitude = " calcext:value-type="string">
            <text:p>Longitude = </text:p>
          </table:table-cell>
          <table:table-cell table:style-name="ce1" table:formula="of:=['End tol. 1e-12'.F5]" office:value-type="float" office:value="74.5" calcext:value-type="float">
            <text:p>74.5</text:p>
          </table:table-cell>
          <table:table-cell table:style-name="ce1" table:formula="of:=['End tol. 1e-12'.G5]" office:value-type="string" office:string-value="FPA = " calcext:value-type="string">
            <text:p>FPA = </text:p>
          </table:table-cell>
          <table:table-cell table:style-name="ce1" table:formula="of:=['End tol. 1e-12'.H5]" office:value-type="float" office:value="89" calcext:value-type="float">
            <text:p>89</text:p>
          </table:table-cell>
          <table:table-cell table:style-name="ce1" table:formula="of:=['End tol. 1e-12'.I5]" office:value-type="string" office:string-value="Azimuth = " calcext:value-type="string">
            <text:p>Azimuth = </text:p>
          </table:table-cell>
          <table:table-cell table:style-name="ce1" table:formula="of:=['End tol. 1e-12'.J5]" office:value-type="float" office:value="90" calcext:value-type="float">
            <text:p>90</text:p>
          </table:table-cell>
          <table:table-cell table:style-name="ce1" table:formula="of:=['End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2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2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2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2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2'.C6]" office:value-type="string" office:string-value="End Time = " calcext:value-type="string">
            <text:p>End Time = </text:p>
          </table:table-cell>
          <table:table-cell table:style-name="ce1" table:formula="of:=['End tol. 1e-12'.D6]" office:value-type="float" office:value="1796" calcext:value-type="float">
            <text:p>1796</text:p>
          </table:table-cell>
          <table:table-cell table:style-name="ce1" table:formula="of:=['End tol. 1e-12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2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11543125524" calcext:value-type="float">
            <text:p>-2585.1154312552</text:p>
          </table:table-cell>
          <table:table-cell/>
          <table:table-cell table:style-name="ce4" table:formula="of:=['End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11543125524" calcext:value-type="float">
            <text:p>-2585.115431255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552" calcext:value-type="float">
            <text:p>-2585.1154312552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1154312552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3.23914477085" calcext:value-type="float">
            <text:p>693.2391447709</text:p>
          </table:table-cell>
          <table:table-cell/>
          <table:table-cell table:style-name="ce4" table:formula="of:=['End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3.23914477085" calcext:value-type="float">
            <text:p>693.23914477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4844906" calcext:value-type="float">
            <text:p>693.239144844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3.239144844906" calcext:value-type="float">
            <text:p>-6.9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4279718464" calcext:value-type="float">
            <text:p>2677.7427971846</text:p>
          </table:table-cell>
          <table:table-cell/>
          <table:table-cell table:style-name="ce4" table:formula="of:=['End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4279718464" calcext:value-type="float">
            <text:p>2677.742797184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20227" calcext:value-type="float">
            <text:p>2677.742797202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4279720227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3781336985124" calcext:value-type="float">
            <text:p>-0.863781337</text:p>
          </table:table-cell>
          <table:table-cell/>
          <table:table-cell table:style-name="ce4" table:formula="of:=['End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781336985124" calcext:value-type="float">
            <text:p>-0.86378133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7013698" calcext:value-type="float">
            <text:p>-0.86378133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781337013698" calcext:value-type="float">
            <text:p>8.6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149303020565" calcext:value-type="float">
            <text:p>-3.0914930302</text:p>
          </table:table-cell>
          <table:table-cell/>
          <table:table-cell table:style-name="ce4" table:formula="of:=['End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49303020565" calcext:value-type="float">
            <text:p>-3.091493030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30168" calcext:value-type="float">
            <text:p>-3.0914930302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493030168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76040016166408" calcext:value-type="float">
            <text:p>0.0276040016</text:p>
          </table:table-cell>
          <table:table-cell/>
          <table:table-cell table:style-name="ce4" table:formula="of:=['End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6040016166408" calcext:value-type="float">
            <text:p>0.0276040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6540734" calcext:value-type="float">
            <text:p>0.027604001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6040016540734" calcext:value-type="float">
            <text:p>-2.76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67" calcext:value-type="float">
            <text:p>65.3288926392</text:p>
          </table:table-cell>
          <table:table-cell/>
          <table:table-cell table:style-name="ce4" table:formula="of:=['End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67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4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64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524" calcext:value-type="float">
            <text:p>-2585.1154312552</text:p>
          </table:table-cell>
          <table:table-cell/>
          <table:table-cell table:style-name="ce3" office:value-type="float" office:value="-2585.1154312552" calcext:value-type="float">
            <text:p>-2585.1154312552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-0.0000000000413820089306682" calcext:value-type="float">
            <text:p>-4.13820089306682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85" calcext:value-type="float">
            <text:p>693.2391447709</text:p>
          </table:table-cell>
          <table:table-cell/>
          <table:table-cell table:style-name="ce3" office:value-type="float" office:value="693.239144844906" calcext:value-type="float">
            <text:p>693.2391448449</text:p>
          </table:table-cell>
          <table:table-cell/>
          <table:table-cell table:style-name="ce3" office:value-type="float" office:value="0.999999999893173" calcext:value-type="float">
            <text:p>0.9999999999</text:p>
          </table:table-cell>
          <table:table-cell table:style-name="ce3" office:value-type="float" office:value="-0.0000000740565155865625" calcext:value-type="float">
            <text:p>-7.40565155865625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64" calcext:value-type="float">
            <text:p>2677.7427971846</text:p>
          </table:table-cell>
          <table:table-cell/>
          <table:table-cell table:style-name="ce3" office:value-type="float" office:value="2677.74279720227" calcext:value-type="float">
            <text:p>2677.7427972023</text:p>
          </table:table-cell>
          <table:table-cell/>
          <table:table-cell table:style-name="ce3" office:value-type="float" office:value="0.999999999993415" calcext:value-type="float">
            <text:p>1</text:p>
          </table:table-cell>
          <table:table-cell table:style-name="ce3" office:value-type="float" office:value="-0.0000000176328285306226" calcext:value-type="float">
            <text:p>-1.76328285306226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5124" calcext:value-type="float">
            <text:p>-0.863781337</text:p>
          </table:table-cell>
          <table:table-cell/>
          <table:table-cell table:style-name="ce3" office:value-type="float" office:value="-0.863781337013698" calcext:value-type="float">
            <text:p>-0.863781337</text:p>
          </table:table-cell>
          <table:table-cell/>
          <table:table-cell table:style-name="ce3" office:value-type="float" office:value="0.99999999996692" calcext:value-type="float">
            <text:p>1</text:p>
          </table:table-cell>
          <table:table-cell table:style-name="ce3" office:value-type="float" office:value="0.0000000000285736989624752" calcext:value-type="float">
            <text:p>2.85736989624752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565" calcext:value-type="float">
            <text:p>-3.0914930302</text:p>
          </table:table-cell>
          <table:table-cell/>
          <table:table-cell table:style-name="ce3" office:value-type="float" office:value="-3.091493030168" calcext:value-type="float">
            <text:p>-3.0914930302</text:p>
          </table:table-cell>
          <table:table-cell/>
          <table:table-cell table:style-name="ce3" office:value-type="float" office:value="1.00000000001218" calcext:value-type="float">
            <text:p>1</text:p>
          </table:table-cell>
          <table:table-cell table:style-name="ce3" office:value-type="float" office:value="-0.0000000000376485509434588" calcext:value-type="float">
            <text:p>-3.76485509434588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6408" calcext:value-type="float">
            <text:p>0.0276040016</text:p>
          </table:table-cell>
          <table:table-cell/>
          <table:table-cell table:style-name="ce3" office:value-type="float" office:value="0.0276040016540734" calcext:value-type="float">
            <text:p>0.0276040017</text:p>
          </table:table-cell>
          <table:table-cell/>
          <table:table-cell table:style-name="ce3" office:value-type="float" office:value="0.999999998643941" calcext:value-type="float">
            <text:p>0.9999999986</text:p>
          </table:table-cell>
          <table:table-cell table:style-name="ce3" office:value-type="float" office:value="-0.0000000000374326507290856" calcext:value-type="float">
            <text:p>-3.74326507290856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 office:value-type="float" office:value="65.3288926391764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98427949019242" calcext:value-type="float">
            <text:p>2.9842794901924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524" calcext:value-type="float">
            <text:p>-2585.11543125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552" calcext:value-type="float">
            <text:p>-2585.1154312552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1154312552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85" calcext:value-type="float">
            <text:p>693.239144770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4844906" calcext:value-type="float">
            <text:p>693.239144844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3.239144844906" calcext:value-type="float">
            <text:p>-6.9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64" calcext:value-type="float">
            <text:p>2677.74279718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20227" calcext:value-type="float">
            <text:p>2677.7427972023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4279720227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5124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7013698" calcext:value-type="float">
            <text:p>-0.863781337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781337013698" calcext:value-type="float">
            <text:p>8.64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565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30168" calcext:value-type="float">
            <text:p>-3.0914930302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493030168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6408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6540734" calcext:value-type="float">
            <text:p>0.0276040017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6040016540734" calcext:value-type="float">
            <text:p>-2.76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4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64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524" calcext:value-type="float">
            <text:p>-2585.115431255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85" calcext:value-type="float">
            <text:p>693.239144770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64" calcext:value-type="float">
            <text:p>2677.74279718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5124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565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6408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552" calcext:value-type="float">
            <text:p>-2585.1154312552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1154312552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4844906" calcext:value-type="float">
            <text:p>693.239144844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3.239144844906" calcext:value-type="float">
            <text:p>-6.9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20227" calcext:value-type="float">
            <text:p>2677.7427972023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4279720227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7013698" calcext:value-type="float">
            <text:p>-0.863781337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781337013698" calcext:value-type="float">
            <text:p>8.6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30168" calcext:value-type="float">
            <text:p>-3.0914930302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493030168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6540734" calcext:value-type="float">
            <text:p>0.0276040017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6040016540734" calcext:value-type="float">
            <text:p>-2.76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4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64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End tol. 1e-13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3'.C4]" office:value-type="string" office:string-value="Altitude = " calcext:value-type="string">
            <text:p>Altitude = </text:p>
          </table:table-cell>
          <table:table-cell table:style-name="ce1" table:formula="of:=['End tol. 1e-13'.D4]" office:value-type="string" office:string-value="-0.6 km MOLA" calcext:value-type="string">
            <text:p>-0.6 km MOLA</text:p>
          </table:table-cell>
          <table:table-cell table:style-name="ce1" table:formula="of:=['End tol. 1e-13'.E4]" office:value-type="string" office:string-value="TSI Order = " calcext:value-type="string">
            <text:p>TSI Order = </text:p>
          </table:table-cell>
          <table:table-cell table:style-name="ce1" table:formula="of:=['End tol. 1e-13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3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3'.R4]" office:value-type="float" office:value="-0.299" calcext:value-type="float">
            <text:p>-0.2990</text:p>
          </table:table-cell>
          <table:table-cell table:number-columns-repeated="7"/>
        </table:table-row>
        <table:table-row table:style-name="ro1">
          <table:table-cell table:style-name="ce1" table:formula="of:=['End tol. 1e-13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3'.C5]" office:value-type="string" office:string-value="Latitude = " calcext:value-type="string">
            <text:p>Latitude = </text:p>
          </table:table-cell>
          <table:table-cell table:style-name="ce1" table:formula="of:=['End tol. 1e-13'.D5]" office:value-type="float" office:value="0" calcext:value-type="float">
            <text:p>0</text:p>
          </table:table-cell>
          <table:table-cell table:style-name="ce1" table:formula="of:=['End tol. 1e-13'.E5]" office:value-type="string" office:string-value="Longitude = " calcext:value-type="string">
            <text:p>Longitude = </text:p>
          </table:table-cell>
          <table:table-cell table:style-name="ce1" table:formula="of:=['End tol. 1e-13'.F5]" office:value-type="float" office:value="74.5" calcext:value-type="float">
            <text:p>74.5</text:p>
          </table:table-cell>
          <table:table-cell table:style-name="ce1" table:formula="of:=['End tol. 1e-13'.G5]" office:value-type="string" office:string-value="FPA = " calcext:value-type="string">
            <text:p>FPA = </text:p>
          </table:table-cell>
          <table:table-cell table:style-name="ce1" table:formula="of:=['End tol. 1e-13'.H5]" office:value-type="float" office:value="89" calcext:value-type="float">
            <text:p>89</text:p>
          </table:table-cell>
          <table:table-cell table:style-name="ce1" table:formula="of:=['End tol. 1e-13'.I5]" office:value-type="string" office:string-value="Azimuth = " calcext:value-type="string">
            <text:p>Azimuth = </text:p>
          </table:table-cell>
          <table:table-cell table:style-name="ce1" table:formula="of:=['End tol. 1e-13'.J5]" office:value-type="float" office:value="90" calcext:value-type="float">
            <text:p>90</text:p>
          </table:table-cell>
          <table:table-cell table:style-name="ce1" table:formula="of:=['End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3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3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3'.R5]" office:value-type="float" office:value="-0.184" calcext:value-type="float">
            <text:p>-0.1840</text:p>
          </table:table-cell>
          <table:table-cell table:number-columns-repeated="7"/>
        </table:table-row>
        <table:table-row table:style-name="ro1">
          <table:table-cell table:style-name="ce1" table:formula="of:=['End tol. 1e-13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3'.C6]" office:value-type="string" office:string-value="End Time = " calcext:value-type="string">
            <text:p>End Time = </text:p>
          </table:table-cell>
          <table:table-cell table:style-name="ce1" table:formula="of:=['End tol. 1e-13'.D6]" office:value-type="float" office:value="1796" calcext:value-type="float">
            <text:p>1796</text:p>
          </table:table-cell>
          <table:table-cell table:style-name="ce1" table:formula="of:=['End tol. 1e-13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3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11543125509" calcext:value-type="float">
            <text:p>-2585.1154312551</text:p>
          </table:table-cell>
          <table:table-cell/>
          <table:table-cell table:style-name="ce4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11543125509" calcext:value-type="float">
            <text:p>-2585.115431255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5452" calcext:value-type="float">
            <text:p>-2585.1154312545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11543125452" calcext:value-type="float">
            <text:p>2.59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3.239144770709" calcext:value-type="float">
            <text:p>693.2391447707</text:p>
          </table:table-cell>
          <table:table-cell/>
          <table:table-cell table:style-name="ce4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3.239144770709" calcext:value-type="float">
            <text:p>693.23914477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4780696" calcext:value-type="float">
            <text:p>693.239144780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3.239144780696" calcext:value-type="float">
            <text:p>-6.93E+002</text:p>
          </table:table-cell>
          <table:table-cell/>
          <table:table-cell table:style-name="ce3" table:formula="of:=SQRT([.D9]*[.D9]+[.D10]*[.D10]+[.D11]*[.D11])" office:value-type="float" office:value="3785.988482897" calcext:value-type="float">
            <text:p>3785.988482897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785.988482897" calcext:value-type="float">
            <text:p>3785.98848289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4279718443" calcext:value-type="float">
            <text:p>2677.7427971844</text:p>
          </table:table-cell>
          <table:table-cell/>
          <table:table-cell table:style-name="ce4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4279718443" calcext:value-type="float">
            <text:p>2677.742797184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18613" calcext:value-type="float">
            <text:p>2677.742797186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4279718613" calcext:value-type="float">
            <text:p>-2.68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3781336984915" calcext:value-type="float">
            <text:p>-0.863781337</text:p>
          </table:table-cell>
          <table:table-cell/>
          <table:table-cell table:style-name="ce4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781336984915" calcext:value-type="float">
            <text:p>-0.86378133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6988208" calcext:value-type="float">
            <text:p>-0.86378133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781336988208" calcext:value-type="float">
            <text:p>8.64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149303020583" calcext:value-type="float">
            <text:p>-3.0914930302</text:p>
          </table:table-cell>
          <table:table-cell/>
          <table:table-cell table:style-name="ce4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49303020583" calcext:value-type="float">
            <text:p>-3.091493030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3020117" calcext:value-type="float">
            <text:p>-3.0914930302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49303020117" calcext:value-type="float">
            <text:p>3.09E+000</text:p>
          </table:table-cell>
          <table:table-cell/>
          <table:table-cell table:style-name="ce3" table:formula="of:=SQRT([.D12]*[.D12]+[.D13]*[.D13]+[.D14]*[.D14])" office:value-type="float" office:value="3.21001703030372" calcext:value-type="float">
            <text:p>3.2100170303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3.21001703030372" calcext:value-type="float">
            <text:p>3.21001703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76040016163985" calcext:value-type="float">
            <text:p>0.0276040016</text:p>
          </table:table-cell>
          <table:table-cell/>
          <table:table-cell table:style-name="ce4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6040016163985" calcext:value-type="float">
            <text:p>0.0276040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6207906" calcext:value-type="float">
            <text:p>0.027604001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6040016207906" calcext:value-type="float">
            <text:p>-2.76E-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67" calcext:value-type="float">
            <text:p>65.3288926392</text:p>
          </table:table-cell>
          <table:table-cell/>
          <table:table-cell table:style-name="ce4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67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9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69" calcext:value-type="float">
            <text:p>-6.53E+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7" calcext:value-type="float">
            <text:p>47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1" calcext:value-type="float">
            <text:p>0.11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509" calcext:value-type="float">
            <text:p>-2585.1154312551</text:p>
          </table:table-cell>
          <table:table-cell/>
          <table:table-cell table:style-name="ce3" office:value-type="float" office:value="-2585.11543125452" calcext:value-type="float">
            <text:p>-2585.1154312545</text:p>
          </table:table-cell>
          <table:table-cell/>
          <table:table-cell table:style-name="ce3" office:value-type="float" office:value="1.00000000000022" calcext:value-type="float">
            <text:p>1</text:p>
          </table:table-cell>
          <table:table-cell table:style-name="ce3" office:value-type="float" office:value="-0.000000000568888935958967" calcext:value-type="float">
            <text:p>-5.68888935958967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709" calcext:value-type="float">
            <text:p>693.2391447707</text:p>
          </table:table-cell>
          <table:table-cell/>
          <table:table-cell table:style-name="ce3" office:value-type="float" office:value="693.239144780696" calcext:value-type="float">
            <text:p>693.2391447807</text:p>
          </table:table-cell>
          <table:table-cell/>
          <table:table-cell table:style-name="ce3" office:value-type="float" office:value="0.999999999985594" calcext:value-type="float">
            <text:p>1</text:p>
          </table:table-cell>
          <table:table-cell table:style-name="ce3" office:value-type="float" office:value="-0.00000000998682025965536" calcext:value-type="float">
            <text:p>-0.000000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3785.988482897" calcext:value-type="float">
            <text:p>3785.988482897</text:p>
          </table:table-cell>
          <table:table-cell/>
          <table:table-cell table:style-name="ce3" table:formula="of:=SQRT([.F21]*[.F21]+[.F22]*[.F22]+[.F23]*[.F23])" office:value-type="float" office:value="3785.98848289964" calcext:value-type="float">
            <text:p>3785.9884828996</text:p>
          </table:table-cell>
          <table:table-cell/>
          <table:table-cell table:formula="of:=[.T22]/[.V22]" office:value-type="float" office:value="0.999999999999302" calcext:value-type="float">
            <text:p>1</text:p>
          </table:table-cell>
          <table:table-cell table:formula="of:=[.T22]-[.V22]" office:value-type="float" office:value="-0.00000000264162736129947" calcext:value-type="float">
            <text:p>-2.64162736129947E-00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43" calcext:value-type="float">
            <text:p>2677.7427971844</text:p>
          </table:table-cell>
          <table:table-cell/>
          <table:table-cell table:style-name="ce3" office:value-type="float" office:value="2677.74279718613" calcext:value-type="float">
            <text:p>2677.7427971861</text:p>
          </table:table-cell>
          <table:table-cell/>
          <table:table-cell table:style-name="ce3" office:value-type="float" office:value="0.999999999999368" calcext:value-type="float">
            <text:p>1</text:p>
          </table:table-cell>
          <table:table-cell table:style-name="ce3" office:value-type="float" office:value="-0.00000000169347913470119" calcext:value-type="float">
            <text:p>-1.69347913470119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4915" calcext:value-type="float">
            <text:p>-0.863781337</text:p>
          </table:table-cell>
          <table:table-cell/>
          <table:table-cell table:style-name="ce3" office:value-type="float" office:value="-0.863781336988208" calcext:value-type="float">
            <text:p>-0.863781337</text:p>
          </table:table-cell>
          <table:table-cell/>
          <table:table-cell table:style-name="ce3" office:value-type="float" office:value="0.999999999996187" calcext:value-type="float">
            <text:p>1</text:p>
          </table:table-cell>
          <table:table-cell table:style-name="ce3" office:value-type="float" office:value="0.0000000000032932545579456" calcext:value-type="float">
            <text:p>3.2932545579456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583" calcext:value-type="float">
            <text:p>-3.0914930302</text:p>
          </table:table-cell>
          <table:table-cell/>
          <table:table-cell table:style-name="ce3" office:value-type="float" office:value="-3.09149303020117" calcext:value-type="float">
            <text:p>-3.0914930302</text:p>
          </table:table-cell>
          <table:table-cell/>
          <table:table-cell table:style-name="ce3" office:value-type="float" office:value="1.00000000000151" calcext:value-type="float">
            <text:p>1</text:p>
          </table:table-cell>
          <table:table-cell table:style-name="ce3" office:value-type="float" office:value="-0.00000000000466160443579611" calcext:value-type="float">
            <text:p>-4.66160443579611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3.21001703030372" calcext:value-type="float">
            <text:p>3.2100170303</text:p>
          </table:table-cell>
          <table:table-cell/>
          <table:table-cell table:style-name="ce3" table:formula="of:=SQRT([.F24]*[.F24]+[.F25]*[.F25]+[.F26]*[.F26])" office:value-type="float" office:value="3.21001703030016" calcext:value-type="float">
            <text:p>3.2100170303</text:p>
          </table:table-cell>
          <table:table-cell/>
          <table:table-cell table:formula="of:=[.T25]/[.V25]" office:value-type="float" office:value="1.00000000000111" calcext:value-type="float">
            <text:p>1</text:p>
          </table:table-cell>
          <table:table-cell table:formula="of:=[.T25]-[.V25]" office:value-type="float" office:value="0.0000000000035642599982566" calcext:value-type="float">
            <text:p>3.5642599982566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3985" calcext:value-type="float">
            <text:p>0.0276040016</text:p>
          </table:table-cell>
          <table:table-cell/>
          <table:table-cell table:style-name="ce3" office:value-type="float" office:value="0.0276040016207906" calcext:value-type="float">
            <text:p>0.0276040016</text:p>
          </table:table-cell>
          <table:table-cell/>
          <table:table-cell table:style-name="ce3" office:value-type="float" office:value="0.999999999840889" calcext:value-type="float">
            <text:p>0.9999999998</text:p>
          </table:table-cell>
          <table:table-cell table:style-name="ce3" office:value-type="float" office:value="-0.0000000000043920943271214" calcext:value-type="float">
            <text:p>-4.3920943271214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 office:value-type="float" office:value="65.3288926391769" calcext:value-type="float">
            <text:p>65.3288926392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0198951966012828" calcext:value-type="float">
            <text:p>-1.9895196601282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87" calcext:value-type="float">
            <text:p>87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509" calcext:value-type="float">
            <text:p>-2585.11543125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5452" calcext:value-type="float">
            <text:p>-2585.1154312545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11543125452" calcext:value-type="float">
            <text:p>2.59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709" calcext:value-type="float">
            <text:p>693.239144770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4780696" calcext:value-type="float">
            <text:p>693.239144780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3.239144780696" calcext:value-type="float">
            <text:p>-6.93E+002</text:p>
          </table:table-cell>
          <table:table-cell/>
          <table:table-cell table:style-name="ce3" table:formula="of:=SQRT([.D33]*[.D33]+[.D34]*[.D34]+[.D35]*[.D35])" office:value-type="float" office:value="3785.988482897" calcext:value-type="float">
            <text:p>3785.988482897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785.988482897" calcext:value-type="float">
            <text:p>3785.98848289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43" calcext:value-type="float">
            <text:p>2677.74279718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18613" calcext:value-type="float">
            <text:p>2677.7427971861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4279718613" calcext:value-type="float">
            <text:p>-2.68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4915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6988208" calcext:value-type="float">
            <text:p>-0.863781337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781336988208" calcext:value-type="float">
            <text:p>8.64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583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3020117" calcext:value-type="float">
            <text:p>-3.0914930302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49303020117" calcext:value-type="float">
            <text:p>3.09E+000</text:p>
          </table:table-cell>
          <table:table-cell/>
          <table:table-cell table:style-name="ce3" table:formula="of:=SQRT([.D36]*[.D36]+[.D37]*[.D37]+[.D38]*[.D38])" office:value-type="float" office:value="3.21001703030372" calcext:value-type="float">
            <text:p>3.2100170303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3.21001703030372" calcext:value-type="float">
            <text:p>3.21001703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3985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6207906" calcext:value-type="float">
            <text:p>0.0276040016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6040016207906" calcext:value-type="float">
            <text:p>-2.76E-0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9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69" calcext:value-type="float">
            <text:p>-6.53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509" calcext:value-type="float">
            <text:p>-2585.11543125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709" calcext:value-type="float">
            <text:p>693.239144770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785.988482897" calcext:value-type="float">
            <text:p>3785.988482897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785.988482897" calcext:value-type="float">
            <text:p>3785.98848289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43" calcext:value-type="float">
            <text:p>2677.74279718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4915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583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3.21001703030372" calcext:value-type="float">
            <text:p>3.2100170303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3.21001703030372" calcext:value-type="float">
            <text:p>3.21001703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3985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7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5452" calcext:value-type="float">
            <text:p>-2585.1154312545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11543125452" calcext:value-type="float">
            <text:p>2.59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4780696" calcext:value-type="float">
            <text:p>693.239144780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3.239144780696" calcext:value-type="float">
            <text:p>-6.93E+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18613" calcext:value-type="float">
            <text:p>2677.742797186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4279718613" calcext:value-type="float">
            <text:p>-2.6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6988208" calcext:value-type="float">
            <text:p>-0.863781337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781336988208" calcext:value-type="float">
            <text:p>8.64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3020117" calcext:value-type="float">
            <text:p>-3.0914930302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49303020117" calcext:value-type="float">
            <text:p>3.09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6207906" calcext:value-type="float">
            <text:p>0.0276040016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6040016207906" calcext:value-type="float">
            <text:p>-2.76E-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69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69" calcext:value-type="float">
            <text:p>-6.53E+001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nd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4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4'.C4]" office:value-type="string" office:string-value="Altitude = " calcext:value-type="string">
            <text:p>Altitude = </text:p>
          </table:table-cell>
          <table:table-cell table:style-name="ce1" table:formula="of:=['End tol. 1e-14'.D4]" office:value-type="string" office:string-value="-0.6 km MOLA" calcext:value-type="string">
            <text:p>-0.6 km MOLA</text:p>
          </table:table-cell>
          <table:table-cell table:style-name="ce1" table:formula="of:=['End tol. 1e-14'.E4]" office:value-type="string" office:string-value="TSI Order = " calcext:value-type="string">
            <text:p>TSI Order = </text:p>
          </table:table-cell>
          <table:table-cell table:style-name="ce1" table:formula="of:=['End tol. 1e-14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4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4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4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4'.C5]" office:value-type="string" office:string-value="Latitude = " calcext:value-type="string">
            <text:p>Latitude = </text:p>
          </table:table-cell>
          <table:table-cell table:style-name="ce1" table:formula="of:=['End tol. 1e-14'.D5]" office:value-type="float" office:value="0" calcext:value-type="float">
            <text:p>0</text:p>
          </table:table-cell>
          <table:table-cell table:style-name="ce1" table:formula="of:=['End tol. 1e-14'.E5]" office:value-type="string" office:string-value="Longitude = " calcext:value-type="string">
            <text:p>Longitude = </text:p>
          </table:table-cell>
          <table:table-cell table:style-name="ce1" table:formula="of:=['End tol. 1e-14'.F5]" office:value-type="float" office:value="74.5" calcext:value-type="float">
            <text:p>74.5</text:p>
          </table:table-cell>
          <table:table-cell table:style-name="ce1" table:formula="of:=['End tol. 1e-14'.G5]" office:value-type="string" office:string-value="FPA = " calcext:value-type="string">
            <text:p>FPA = </text:p>
          </table:table-cell>
          <table:table-cell table:style-name="ce1" table:formula="of:=['End tol. 1e-14'.H5]" office:value-type="float" office:value="89" calcext:value-type="float">
            <text:p>89</text:p>
          </table:table-cell>
          <table:table-cell table:style-name="ce1" table:formula="of:=['End tol. 1e-14'.I5]" office:value-type="string" office:string-value="Azimuth = " calcext:value-type="string">
            <text:p>Azimuth = </text:p>
          </table:table-cell>
          <table:table-cell table:style-name="ce1" table:formula="of:=['End tol. 1e-14'.J5]" office:value-type="float" office:value="90" calcext:value-type="float">
            <text:p>90</text:p>
          </table:table-cell>
          <table:table-cell table:style-name="ce1" table:formula="of:=['End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4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4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4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4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4'.C6]" office:value-type="string" office:string-value="End Time = " calcext:value-type="string">
            <text:p>End Time = </text:p>
          </table:table-cell>
          <table:table-cell table:style-name="ce1" table:formula="of:=['End tol. 1e-14'.D6]" office:value-type="float" office:value="1796" calcext:value-type="float">
            <text:p>1796</text:p>
          </table:table-cell>
          <table:table-cell table:style-name="ce1" table:formula="of:=['End tol. 1e-14'.E6]" office:value-type="string" office:string-value="sec" calcext:value-type="string">
            <text:p>sec</text:p>
          </table:table-cell>
          <table:table-cell table:style-name="ce1"/>
          <table:table-cell table:style-name="ce1" table:formula="of:=['End tol. 1e-14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11543125493" calcext:value-type="float">
            <text:p>-2585.1154312549</text:p>
          </table:table-cell>
          <table:table-cell/>
          <table:table-cell table:style-name="ce4" table:formula="of:=['End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11543125493" calcext:value-type="float">
            <text:p>-2585.11543125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5443" calcext:value-type="float">
            <text:p>-2585.1154312544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11543125443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3.23914477049" calcext:value-type="float">
            <text:p>693.2391447705</text:p>
          </table:table-cell>
          <table:table-cell/>
          <table:table-cell table:style-name="ce4" table:formula="of:=['End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3.23914477049" calcext:value-type="float">
            <text:p>693.23914477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4771048" calcext:value-type="float">
            <text:p>693.23914477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3.239144771048" calcext:value-type="float">
            <text:p>-6.9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4279718422" calcext:value-type="float">
            <text:p>2677.7427971842</text:p>
          </table:table-cell>
          <table:table-cell/>
          <table:table-cell table:style-name="ce4" table:formula="of:=['End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4279718422" calcext:value-type="float">
            <text:p>2677.742797184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18377" calcext:value-type="float">
            <text:p>2677.742797183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4279718377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3781336984681" calcext:value-type="float">
            <text:p>-0.863781337</text:p>
          </table:table-cell>
          <table:table-cell/>
          <table:table-cell table:style-name="ce4" table:formula="of:=['End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781336984681" calcext:value-type="float">
            <text:p>-0.86378133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6984413" calcext:value-type="float">
            <text:p>-0.86378133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781336984413" calcext:value-type="float">
            <text:p>8.6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149303020604" calcext:value-type="float">
            <text:p>-3.0914930302</text:p>
          </table:table-cell>
          <table:table-cell/>
          <table:table-cell table:style-name="ce4" table:formula="of:=['End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49303020604" calcext:value-type="float">
            <text:p>-3.091493030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3020612" calcext:value-type="float">
            <text:p>-3.0914930302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49303020612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76040016161154" calcext:value-type="float">
            <text:p>0.0276040016</text:p>
          </table:table-cell>
          <table:table-cell/>
          <table:table-cell table:style-name="ce4" table:formula="of:=['End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6040016161154" calcext:value-type="float">
            <text:p>0.0276040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6158309" calcext:value-type="float">
            <text:p>0.027604001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6040016158309" calcext:value-type="float">
            <text:p>-2.76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65" calcext:value-type="float">
            <text:p>65.3288926392</text:p>
          </table:table-cell>
          <table:table-cell/>
          <table:table-cell table:style-name="ce4" table:formula="of:=['End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65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72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1" calcext:value-type="float">
            <text:p>51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2" calcext:value-type="float">
            <text:p>0.1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493" calcext:value-type="float">
            <text:p>-2585.1154312549</text:p>
          </table:table-cell>
          <table:table-cell/>
          <table:table-cell table:style-name="ce3" office:value-type="float" office:value="-2585.11543125443" calcext:value-type="float">
            <text:p>-2585.1154312544</text:p>
          </table:table-cell>
          <table:table-cell/>
          <table:table-cell table:style-name="ce3" office:value-type="float" office:value="1.00000000000019" calcext:value-type="float">
            <text:p>1</text:p>
          </table:table-cell>
          <table:table-cell table:style-name="ce3" office:value-type="float" office:value="-0.000000000500676833325997" calcext:value-type="float">
            <text:p>-5.00676833325997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49" calcext:value-type="float">
            <text:p>693.2391447705</text:p>
          </table:table-cell>
          <table:table-cell/>
          <table:table-cell table:style-name="ce3" office:value-type="float" office:value="693.239144771048" calcext:value-type="float">
            <text:p>693.239144771</text:p>
          </table:table-cell>
          <table:table-cell/>
          <table:table-cell table:style-name="ce3" office:value-type="float" office:value="0.999999999999194" calcext:value-type="float">
            <text:p>1</text:p>
          </table:table-cell>
          <table:table-cell table:style-name="ce3" office:value-type="float" office:value="-0.000000000558657120564021" calcext:value-type="float">
            <text:p>-5.58657120564021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22" calcext:value-type="float">
            <text:p>2677.7427971842</text:p>
          </table:table-cell>
          <table:table-cell/>
          <table:table-cell table:style-name="ce3" office:value-type="float" office:value="2677.74279718377" calcext:value-type="float">
            <text:p>2677.7427971838</text:p>
          </table:table-cell>
          <table:table-cell/>
          <table:table-cell table:style-name="ce3" office:value-type="float" office:value="1.00000000000017" calcext:value-type="float">
            <text:p>1</text:p>
          </table:table-cell>
          <table:table-cell table:style-name="ce3" office:value-type="float" office:value="0.000000000447016645921394" calcext:value-type="float">
            <text:p>4.47016645921394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4681" calcext:value-type="float">
            <text:p>-0.863781337</text:p>
          </table:table-cell>
          <table:table-cell/>
          <table:table-cell table:style-name="ce3" office:value-type="float" office:value="-0.863781336984413" calcext:value-type="float">
            <text:p>-0.863781337</text:p>
          </table:table-cell>
          <table:table-cell/>
          <table:table-cell table:style-name="ce3" office:value-type="float" office:value="1.00000000000031" calcext:value-type="float">
            <text:p>1</text:p>
          </table:table-cell>
          <table:table-cell table:style-name="ce3" office:value-type="float" office:value="-0.000000000000267563748934663" calcext:value-type="float">
            <text:p>-2.67563748934663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604" calcext:value-type="float">
            <text:p>-3.0914930302</text:p>
          </table:table-cell>
          <table:table-cell/>
          <table:table-cell table:style-name="ce3" office:value-type="float" office:value="-3.09149303020612" calcext:value-type="float">
            <text:p>-3.0914930302</text:p>
          </table:table-cell>
          <table:table-cell/>
          <table:table-cell table:style-name="ce3" office:value-type="float" office:value="0.999999999999976" calcext:value-type="float">
            <text:p>1</text:p>
          </table:table-cell>
          <table:table-cell table:style-name="ce3" office:value-type="float" office:value="0.0000000000000737188088351104" calcext:value-type="float">
            <text:p>7.37188088351104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1154" calcext:value-type="float">
            <text:p>0.0276040016</text:p>
          </table:table-cell>
          <table:table-cell/>
          <table:table-cell table:style-name="ce3" office:value-type="float" office:value="0.0276040016158309" calcext:value-type="float">
            <text:p>0.0276040016</text:p>
          </table:table-cell>
          <table:table-cell/>
          <table:table-cell table:style-name="ce3" office:value-type="float" office:value="1.00000000001031" calcext:value-type="float">
            <text:p>1</text:p>
          </table:table-cell>
          <table:table-cell table:style-name="ce3" office:value-type="float" office:value="0.000000000000284546691764476" calcext:value-type="float">
            <text:p>2.84546691764476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 office:value-type="float" office:value="65.3288926391772" calcext:value-type="float">
            <text:p>65.3288926392</text:p>
          </table:table-cell>
          <table:table-cell/>
          <table:table-cell table:style-name="ce3" office:value-type="float" office:value="0.99999999999999" calcext:value-type="float">
            <text:p>1</text:p>
          </table:table-cell>
          <table:table-cell table:style-name="ce3" office:value-type="float" office:value="-0.000000000000625277607468888" calcext:value-type="float">
            <text:p>-6.2527760746888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493" calcext:value-type="float">
            <text:p>-2585.115431254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5443" calcext:value-type="float">
            <text:p>-2585.1154312544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11543125443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49" calcext:value-type="float">
            <text:p>693.23914477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4771048" calcext:value-type="float">
            <text:p>693.23914477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3.239144771048" calcext:value-type="float">
            <text:p>-6.9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22" calcext:value-type="float">
            <text:p>2677.742797184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18377" calcext:value-type="float">
            <text:p>2677.7427971838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4279718377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4681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6984413" calcext:value-type="float">
            <text:p>-0.863781337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781336984413" calcext:value-type="float">
            <text:p>8.64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604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3020612" calcext:value-type="float">
            <text:p>-3.0914930302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49303020612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1154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6158309" calcext:value-type="float">
            <text:p>0.0276040016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6040016158309" calcext:value-type="float">
            <text:p>-2.76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7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11543125493" calcext:value-type="float">
            <text:p>-2585.115431254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23914477049" calcext:value-type="float">
            <text:p>693.23914477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4279718422" calcext:value-type="float">
            <text:p>2677.742797184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781336984681" calcext:value-type="float">
            <text:p>-0.86378133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9303020604" calcext:value-type="float">
            <text:p>-3.091493030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6040016161154" calcext:value-type="float">
            <text:p>0.02760400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11543125443" calcext:value-type="float">
            <text:p>-2585.1154312544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11543125443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239144771048" calcext:value-type="float">
            <text:p>693.23914477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3.239144771048" calcext:value-type="float">
            <text:p>-6.9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4279718377" calcext:value-type="float">
            <text:p>2677.742797183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4279718377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781336984413" calcext:value-type="float">
            <text:p>-0.863781337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781336984413" calcext:value-type="float">
            <text:p>8.6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9303020612" calcext:value-type="float">
            <text:p>-3.0914930302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49303020612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6040016158309" calcext:value-type="float">
            <text:p>0.0276040016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6040016158309" calcext:value-type="float">
            <text:p>-2.76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7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1:45:10.858734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9-09T11:59:13.765927527</dc:date>
    <dc:creator>Stacha Petrovic</dc:creator>
    <meta:editing-duration>P65DT4H30M50S</meta:editing-duration>
    <meta:editing-cycles>1174</meta:editing-cycles>
    <meta:document-statistic meta:table-count="8" meta:cell-count="3101" meta:object-count="0"/>
    <meta:user-defined meta:name="qrichtext">1</meta:user-defined>
  </office:meta>
</office:document-meta>
</file>